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13.573cm" svg:y="7.604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254cm" svg:y="5.3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5.301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2.443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9.111cm">
          <text:p text:style-name="P1"><text:span text:style-name="T1">Docker container:</text:span></text:p>
          <text:p text:style-name="P1"><text:span text:style-name="T1">phpmyadmin/</text:span><text:span text:style-name="T1">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0.998cm">
          <text:p text:style-name="P1"><text:span text:style-name="T1">Docker </text:span><text:span text:style-name="T1">containe</text:span><text:span text:style-name="T1">r:</text:span></text:p>
          <text:p text:style-name="P1"><text:span text:style-name="T1">senzing/</text:span><text:span text:style-name="T1">python-</text:span><text:span text:style-name="T1">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10.2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5.744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6.613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45cm" svg:height="1.09cm" svg:x="1.241cm" svg:y="2.099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604cm" svg:y1="6.969cm" svg:x2="5.445cm" svg:y2="6.461cm">
          <text:p/>
        </draw:line>
        <draw:line draw:style-name="gr8" draw:text-style-name="P8" draw:layer="layout" svg:x1="5.327cm" svg:y1="3.269cm" svg:x2="5.327cm" svg:y2="5.976cm">
          <text:p/>
        </draw:line>
        <draw:line draw:style-name="gr8" draw:text-style-name="P8" draw:layer="layout" svg:x1="5.327cm" svg:y1="7.587cm" svg:x2="5.327cm" svg:y2="9.976cm">
          <text:p/>
        </draw:line>
        <draw:custom-shape draw:style-name="gr9" draw:text-style-name="P7" draw:layer="layout" svg:width="3.81cm" svg:height="0.762cm" svg:x="14.127cm" svg:y="9.482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4.127cm" svg:y="10.498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4.127cm" svg:y="8.482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8.163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485cm" svg:y="9.46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731cm" svg:y1="9.736cm" svg:x2="5.572cm" svg:y2="7.096cm">
          <text:p/>
        </draw:line>
        <draw:line draw:style-name="gr7" draw:text-style-name="P8" draw:layer="layout" svg:x1="7.477cm" svg:y1="4.048cm" svg:x2="5.572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1-14T15:39:40.294228955</dc:date>
    <meta:editing-duration>PT54M12S</meta:editing-duration>
    <meta:editing-cycles>17</meta:editing-cycles>
    <meta:generator>LibreOffice/6.0.7.3$Linux_X86_64 LibreOffice_project/00m0$Build-3</meta:generator>
    <meta:document-statistic meta:object-count="20"/>
  </office:meta>
</office:document-meta>
</file>